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paragraph-rsid="001e5708" style:font-size-asian="15pt" style:font-size-complex="15pt"/>
    </style:style>
    <style:style style:name="P2" style:family="paragraph" style:parent-style-name="Standard">
      <style:text-properties fo:font-size="15pt" officeooo:rsid="001e5708" officeooo:paragraph-rsid="001e5708" style:font-size-asian="15pt" style:font-size-complex="15pt"/>
    </style:style>
    <style:style style:name="P3" style:family="paragraph" style:parent-style-name="Standard">
      <style:text-properties fo:font-size="15pt" officeooo:rsid="001e5708" officeooo:paragraph-rsid="00205815" style:font-size-asian="15pt" style:font-size-complex="15pt"/>
    </style:style>
    <style:style style:name="P4" style:family="paragraph" style:parent-style-name="Standard">
      <style:text-properties fo:font-size="15pt" officeooo:paragraph-rsid="00205815" style:font-size-asian="15pt" style:font-size-complex="15pt"/>
    </style:style>
    <style:style style:name="P5" style:family="paragraph" style:parent-style-name="Standard">
      <style:text-properties fo:font-size="15pt" officeooo:rsid="0021bb20" officeooo:paragraph-rsid="0021bb20" style:font-size-asian="15pt" style:font-size-complex="15pt"/>
    </style:style>
    <style:style style:name="P6" style:family="paragraph" style:parent-style-name="Standard">
      <style:text-properties fo:font-size="15pt" officeooo:rsid="0021bb20" officeooo:paragraph-rsid="002300ae" style:font-size-asian="15pt" style:font-size-complex="15pt"/>
    </style:style>
    <style:style style:name="P7" style:family="paragraph" style:parent-style-name="Standard">
      <style:text-properties officeooo:rsid="001f5b18" officeooo:paragraph-rsid="001f5b18"/>
    </style:style>
    <style:style style:name="P8" style:family="paragraph" style:parent-style-name="Standard">
      <style:text-properties officeooo:paragraph-rsid="00205815"/>
    </style:style>
    <style:style style:name="T1" style:family="text">
      <style:text-properties style:font-name="sans-serif"/>
    </style:style>
    <style:style style:name="T2" style:family="text">
      <style:text-properties style:font-name="sans-serif" fo:font-size="15pt"/>
    </style:style>
    <style:style style:name="T3" style:family="text">
      <style:text-properties style:font-name="sans-serif" fo:font-weight="bold"/>
    </style:style>
    <style:style style:name="T4" style:family="text">
      <style:text-properties fo:font-size="15pt" officeooo:rsid="00205815" style:font-size-asian="15pt" style:font-size-complex="15pt"/>
    </style:style>
    <style:style style:name="T5" style:family="text">
      <style:text-properties officeooo:rsid="001e5708"/>
    </style:style>
    <style:style style:name="T6" style:family="text">
      <style:text-properties fo:font-style="italic"/>
    </style:style>
    <style:style style:name="T7" style:family="text">
      <style:text-properties fo:font-weight="bold"/>
    </style:style>
    <style:style style:name="T8" style:family="text">
      <style:text-properties fo:font-variant="normal" fo:text-transform="none" fo:font-size="18pt" fo:font-style="normal" fo:font-weight="normal" style:font-size-asian="18pt" style:font-size-complex="18pt"/>
    </style:style>
    <style:style style:name="T9" style:family="text">
      <style:text-properties fo:font-variant="normal" fo:text-transform="none" fo:font-size="18pt" style:font-size-asian="18pt" style:font-size-complex="18pt"/>
    </style:style>
    <style:style style:name="T10" style:family="text">
      <style:text-properties fo:font-variant="normal" fo:text-transform="none" fo:font-size="18pt" fo:language="de" fo:country="DE" fo:font-style="normal" fo:font-weight="normal" style:font-size-asian="18pt" style:font-size-complex="18pt"/>
    </style:style>
    <style:style style:name="T11" style:family="text">
      <style:text-properties fo:font-size="18pt" style:font-size-asian="18pt" style:font-size-complex="18pt"/>
    </style:style>
    <style:style style:name="T12" style:family="text">
      <style:text-properties fo:font-size="18pt" fo:font-weight="bold" style:font-size-asian="18pt" style:font-size-complex="18pt"/>
    </style:style>
    <style:style style:name="T13" style:family="text">
      <style:text-properties fo:font-size="18pt" fo:font-style="italic" style:font-size-asian="18pt" style:font-size-complex="18pt"/>
    </style:style>
    <style:style style:name="T14" style:family="text">
      <style:text-properties fo:font-size="18pt" fo:language="la" fo:country="VA" fo:font-style="italic"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A</text:span>„<text:span text:style-name="T2">Instead, a new realism hassetin, as Evgeny Morozov tweeted: </text:span>‚<text:span text:style-name="T2">1990s tech utopianism posited that networks weaken or replace hierarchies. In reality, networks amplify hierarchies and make them less visible</text:span>‘“<text:span text:style-name="T2">(1)</text:span></text:p>
      <text:p text:style-name="P7">1) Uber , ebay , <text:s/>blablacar , opodo,</text:p>
      <text:p text:style-name="P7"/>
      <text:p text:style-name="P1"><text:span text:style-name="T5">Uber:</text:span></text:p>
      <text:p text:style-name="P1">Sie offenbart ungeschminkt das wahre Ziel der Unternehmen, die sich als Teil der sogenannten Sharing-Ökonomie betrachten - Macht. Warum Macht?</text:p>
      <text:p text:style-name="P1"/>
      <text:p text:style-name="P1">Der Kapitalismus-Kritiker Byung-Chul Han :</text:p>
      <text:p text:style-name="P1">"Die Sharing-Ökonomie führt letzten Endes zu einer Totalkommerzialisierung des Lebens." </text:p>
      <text:p text:style-name="P2">Totalkommerzialisierung <text:s/>= alles verkaufen kannst (zu geld machen)</text:p>
      <text:p text:style-name="P2"/>
      <text:p text:style-name="P2">Per Uber-App verkaufen :</text:p>
      <text:p text:style-name="P2">Was man Sharing-Ökonomie nennt, ist nur ein Aspekt einer viel größeren Entwicklung, einer neuen Form des digitalen Kapitalismus: Plattform-Kapitalismus.</text:p>
      <text:p text:style-name="P2"/>
      <text:p text:style-name="P2">Oft beschworen Clayton-Jünger im Rahmen der Disruption = zerstoerung das Ende der Mittelsmänner, <text:span text:style-name="T6">cut out the middle man</text:span>. Das exakte Gegenteil ist der Fall, wie der frühere <text:a xlink:type="simple" xlink:href="http://navigarenecesseest.wordpress.com/2014/09/02/von-der-sharing-luge-und-anderen-internet-marchen/" office:target-frame-name="_blank" xlink:show="new" text:style-name="Internet_20_link" text:visited-style-name="Visited_20_Internet_20_Link">"Handelsblatt"-Journalist Julius Endert schreibt</text:a>: Mittelsmänner sind mächtiger als je zuvor. Sie sind bloß getarnt als Plattformen. </text:p>
      <text:p text:style-name="P2"/>
      <text:p text:style-name="P2">Plattform-Kapitalismus verändert den Arbeitsbegriff, die Grauzone zwischen privater Hilfe und Schwarzarbeit, <text:a xlink:type="simple" xlink:href="https://www.spiegel.de/wirtschaft/soziales/uber-und-airbnb-ethik-der-share-economy-a-988612.html" text:style-name="Internet_20_link" text:visited-style-name="Visited_20_Internet_20_Link">das Verständnis und die Regelung von Monopolen</text:a>.</text:p>
      <text:p text:style-name="P2"/>
      <text:p text:style-name="P2">Nicht zuletzt ermöglichen Plattformen durch die Kontrolle des Ökosystems, jede wirtschaftliche Transaktion <text:a xlink:type="simple" xlink:href="http://www.faz.net/aktuell/wirtschaft/netzwirtschaft/interview-mit-dem-google-chefoekonom-hal-varian-13113095.html" office:target-frame-name="_blank" xlink:show="new" text:style-name="Internet_20_link" text:visited-style-name="Visited_20_Internet_20_Link">als Auktion zu inszenieren</text:a>. Und nichts eignet sich besser zur Minimierung der Kosten als Auktionen</text:p>
      <text:p text:style-name="P2"/>
      <text:p text:style-name="P2">"Sharing-Ökonomie" ist bloß ein euphemistisch benannter Aspekt einer neuen digitalen Wirtschaftsordnung: Plattform-Kapitalismus</text:p>
      <text:p text:style-name="P2"/>
      <text:p text:style-name="P2"/>
      <text:p text:style-name="P2"/>
      <text:p text:style-name="P2"/>
      <text:p text:style-name="P2"><text:soft-page-break/><text:span text:style-name="T12">Neoliberalismus</text:span><text:span text:style-name="T11"> (altgriech.: νέος </text:span><text:span text:style-name="T13">neos</text:span><text:span text:style-name="T11"> „neu“ und </text:span><text:a xlink:type="simple" xlink:href="https://de.wikipedia.org/wiki/Latein" text:style-name="Internet_20_link" text:visited-style-name="Visited_20_Internet_20_Link"><text:span text:style-name="T8">lateinisch</text:span></text:a><text:span text:style-name="T11"> </text:span><text:span text:style-name="T14">liberalis</text:span><text:span text:style-name="T11"> </text:span><text:span text:style-name="T9">‚</text:span><text:span text:style-name="T10">freiheitlich‘</text:span><text:span text:style-name="T11">) ist eine Form des </text:span><text:a xlink:type="simple" xlink:href="https://de.wikipedia.org/wiki/Wirtschaftsliberalismus" text:style-name="Internet_20_link" text:visited-style-name="Visited_20_Internet_20_Link"><text:span text:style-name="T11">Wirtschaftsliberalismus</text:span></text:a><text:span text:style-name="T11">, die nach den besten Bedingungen für funktionierende </text:span><text:a xlink:type="simple" xlink:href="https://de.wikipedia.org/wiki/Markt" text:style-name="Internet_20_link" text:visited-style-name="Visited_20_Internet_20_Link"><text:span text:style-name="T11">Märkte</text:span></text:a><text:span text:style-name="T11"> sucht. Dem </text:span><text:a xlink:type="simple" xlink:href="https://de.wikipedia.org/wiki/Staat" text:style-name="Internet_20_link" text:visited-style-name="Visited_20_Internet_20_Link"><text:span text:style-name="T11">Staat</text:span></text:a><text:span text:style-name="T11"> wird dabei die Aufgabe zugewiesen, die Wettbewerbsordnung festzusetzen.</text:span></text:p>
      <text:p text:style-name="P2"/>
      <text:p text:style-name="P2"><text:span text:style-name="T7">Intrapreneurship</text:span> (der Begriff setzt sich zusammen aus den beiden englischen Wörtern "Intracorporate" und "Entrepreneurship") bzw. <text:span text:style-name="T7">Binnenunternehmertum</text:span> bezeichnet das unternehmerische Verhalten von Mitarbeitern in Unternehmen und öffentlichen Einrichtungen. Die Mitarbeiter sollen sich so verhalten, als ob sie selbst <text:a xlink:type="simple" xlink:href="https://de.wikipedia.org/wiki/Unternehmer" text:style-name="Internet_20_link" text:visited-style-name="Visited_20_Internet_20_Link">Unternehmer</text:a> (<text:a xlink:type="simple" xlink:href="https://de.wikipedia.org/wiki/Entrepreneurship" text:style-name="Internet_20_link" text:visited-style-name="Visited_20_Internet_20_Link">Entrepreneur</text:a>) wären.</text:p>
      <text:p text:style-name="P2"/>
      <text:p text:style-name="P2">auch Intrapreneurship genannt, bezeichnet das unternehmerische und innovationsorientierte Verhalten von Mitarbeitern in Organisationen. Mitarbeiter verhalten sich hiernach so, als ob sie selbst <text:a xlink:type="simple" xlink:href="https://wirtschaftslexikon.gabler.de/definition/unternehmer-49340" text:style-name="Internet_20_link" text:visited-style-name="Visited_20_Internet_20_Link">Unternehmer</text:a> im Unternehmen (Binnenunternehmer) wären.</text:p>
      <text:p text:style-name="P2"/>
      <text:p text:style-name="P2"><text:span text:style-name="T1">.Stellen Sie dar,was Han unter Machtversteht?</text:span></text:p>
      <text:p text:style-name="P4">Der Kapitalismus-Kritiker Byung-Chul Han :</text:p>
      <text:p text:style-name="P4">"Die Sharing-Ökonomie führt letzten Endes zu einer Totalkommerzialisierung des Lebens." </text:p>
      <text:p text:style-name="P3">Totalkommerzialisierung <text:s/>= alles verkaufen kannst (zu geld machen)</text:p>
      <text:p text:style-name="P3"/>
      <text:p text:style-name="P3"/>
      <text:p text:style-name="P8"><text:span text:style-name="T4">V</text:span><text:span text:style-name="T2">or dem Hintergrund Hans Artikel,wie kann man das Zitat B verstehen?</text:span></text:p>
      <text:p text:style-name="P8"><text:span text:style-name="T2"/></text:p>
      <text:p text:style-name="P3">„<text:span text:style-name="T1">Welcome totheNew Normal. Social media is reformatting our interior lives. As platform and individualbecome inseparable, socialnetworking becomes identical with the </text:span>‘<text:span text:style-name="T1">social</text:span>’<text:span text:style-name="T1">itself</text:span>“<text:span text:style-name="T1">(1)</text:span></text:p>
      <text:p text:style-name="P3"><text:span text:style-name="T1"/></text:p>
      <text:p text:style-name="P3"><text:span text:style-name="T1"/></text:p>
      <text:p text:style-name="P3"><text:span text:style-name="T1">Wer kein Geld besitzt, hat eben auch keinen Zugang zum Sharing. Auch im Zeitalter des Zugangs leben wir weiterhin im "Bannoptikum", in dem diejenigen, die kein Geld haben, ausgeschlossen bleiben. "Airbnb", der Community Marktplatz, der jedes Zuhause in ein Hotel verwandelt, ökonomisiert sogar die Gastfreundschaft. Die Ideologie der Community oder der </text:span><text:soft-page-break/><text:span text:style-name="T1">kollaborativen Commons führt zur Totalkapitalisierung der Gemeinschaft. Es ist keine zweckfreie Freundlichkeit mehr möglich. In einer Gesellschaft wechselseitiger Bewertung wird auch die Freundlichkeit kommerzialisiert. Man wird freundlich, um bessere Bewertungen zu erhalten. Auch mitten in der kollaborativen Ökonomie herrscht die harte Logik des Kapitalismus. Bei diesem schönen "Teilen" gibt paradoxerweise niemand etwas freiwillig ab. Der Kapitalismus vollendet sich in dem Moment, in dem er den Kommunismus als Ware verkauft. Der Kommunismus als Ware, das ist das Ende der Revolution.</text:span></text:p>
      <text:p text:style-name="P3"><text:span text:style-name="T1"/></text:p>
      <text:p text:style-name="P3"><text:span text:style-name="T1">Wie verstehen sie den Begriff der Plattform?</text:span></text:p>
      <text:p text:style-name="P5"><text:span text:style-name="T1">Ein bereich eines bestimmten themas in dem man sich austauschen kann mit gleichgesinnten</text:span></text:p>
      <text:p text:style-name="P5"><text:span text:style-name="T1"/></text:p>
      <text:p text:style-name="P6"><text:span text:style-name="T1">Der Begriff „Plattform“ wird teils mehrdeutig benutzt, bezeichnet aber eigentlich Geschäftsmodelle, die sich nicht auf das Management einer Wertschöpfungskette, sondern die Verknüpfung von Marktakteuren spezialisieren.</text:span></text:p>
      <text:p text:style-name="P6"><text:span text:style-name="T1">Eine </text:span><text:span text:style-name="T3">Online Plattform</text:span><text:span text:style-name="T1"> ist eine Internetseite, auf der unterschiedlichste Dienstleistungen angeboten werde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8T23:08:03.228366193</meta:creation-date>
    <dc:date>2020-11-18T23:50:37.364692850</dc:date>
    <meta:editing-duration>PT1M33S</meta:editing-duration>
    <meta:editing-cycles>1</meta:editing-cycles>
    <meta:document-statistic meta:table-count="0" meta:image-count="0" meta:object-count="0" meta:page-count="3" meta:paragraph-count="27" meta:word-count="552" meta:character-count="4323" meta:non-whitespace-character-count="3791"/>
    <meta:generator>LibreOffice/6.4.6.2$Linux_X86_64 LibreOffice_project/40$Build-2</meta:generator>
  </office:meta>
</office:document-meta>
</file>